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1" table:default-cell-style-name="ce3"/>
        <table:table-row table:style-name="ro1">
          <table:table-cell office:value-type="date" office:date-value="2021-12-31" calcext:value-type="date">
            <text:p>31/12/21</text:p>
          </table:table-cell>
          <table:table-cell table:formula="of:=RAND()*10000" office:value-type="float" office:value="4842.84717677958" calcext:value-type="float">
            <text:p>4.843</text:p>
          </table:table-cell>
          <table:table-cell office:value-type="string" calcext:value-type="string">
            <text:p>DEPOSITO</text:p>
          </table:table-cell>
          <table:table-cell office:value-type="float" office:value="20000" calcext:value-type="float">
            <text:p>20.000,00</text:p>
          </table:table-cell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table:formula="of:=RAND()*10000" office:value-type="float" office:value="3454.48883770533" calcext:value-type="float">
            <text:p>3.454</text:p>
          </table:table-cell>
          <table:table-cell office:value-type="string" calcext:value-type="string">
            <text:p>DEBITO EM CONTA</text:p>
          </table:table-cell>
          <table:table-cell table:formula="of:=(RAND()*100)*-1" office:value-type="float" office:value="-79.2487263333008" calcext:value-type="float">
            <text:p>-79,25</text:p>
          </table:table-cell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table:formula="of:=RAND()*10000" office:value-type="float" office:value="2274.68643025997" calcext:value-type="float">
            <text:p>2.275</text:p>
          </table:table-cell>
          <table:table-cell office:value-type="string" calcext:value-type="string">
            <text:p>DEBITO EM CONTA</text:p>
          </table:table-cell>
          <table:table-cell table:formula="of:=(RAND()*100)*-1" office:value-type="float" office:value="-24.8755719581179" calcext:value-type="float">
            <text:p>-24,88</text:p>
          </table:table-cell>
        </table:table-row>
        <table:table-row table:style-name="ro1">
          <table:table-cell office:value-type="date" office:date-value="2022-01-03" calcext:value-type="date">
            <text:p>03/01/22</text:p>
          </table:table-cell>
          <table:table-cell table:formula="of:=RAND()*10000" office:value-type="float" office:value="8815.40220733239" calcext:value-type="float">
            <text:p>8.815</text:p>
          </table:table-cell>
          <table:table-cell office:value-type="string" calcext:value-type="string">
            <text:p>DEBITO EM CONTA</text:p>
          </table:table-cell>
          <table:table-cell table:formula="of:=(RAND()*100)*-1" office:value-type="float" office:value="-3.28125423800261" calcext:value-type="float">
            <text:p>-3,28</text:p>
          </table:table-cell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table:formula="of:=RAND()*10000" office:value-type="float" office:value="5176.32115119564" calcext:value-type="float">
            <text:p>5.176</text:p>
          </table:table-cell>
          <table:table-cell office:value-type="string" calcext:value-type="string">
            <text:p>DEBITO EM CONTA</text:p>
          </table:table-cell>
          <table:table-cell table:formula="of:=(RAND()*100)*-1" office:value-type="float" office:value="-22.7381558353912" calcext:value-type="float">
            <text:p>-22,74</text:p>
          </table:table-cell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table:formula="of:=RAND()*10000" office:value-type="float" office:value="6421.32140746939" calcext:value-type="float">
            <text:p>6.421</text:p>
          </table:table-cell>
          <table:table-cell office:value-type="string" calcext:value-type="string">
            <text:p>DEPOSITO</text:p>
          </table:table-cell>
          <table:table-cell office:value-type="float" office:value="2800" calcext:value-type="float">
            <text:p>2.800,00</text:p>
          </table:table-cell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table:formula="of:=RAND()*10000" office:value-type="float" office:value="2060.11202472074" calcext:value-type="float">
            <text:p>2.060</text:p>
          </table:table-cell>
          <table:table-cell office:value-type="string" calcext:value-type="string">
            <text:p>DEBITO EM CONTA</text:p>
          </table:table-cell>
          <table:table-cell table:formula="of:=(RAND()*100)*-1" office:value-type="float" office:value="-86.997729992992" calcext:value-type="float">
            <text:p>-87,00</text:p>
          </table:table-cell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table:formula="of:=RAND()*10000" office:value-type="float" office:value="8431.90001554832" calcext:value-type="float">
            <text:p>8.432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132.194884902991" calcext:value-type="float">
            <text:p>-132,19</text:p>
          </table:table-cell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table:formula="of:=RAND()*10000" office:value-type="float" office:value="6801.0448109589" calcext:value-type="float">
            <text:p>6.801</text:p>
          </table:table-cell>
          <table:table-cell office:value-type="string" calcext:value-type="string">
            <text:p>DEBITO EM CONTA</text:p>
          </table:table-cell>
          <table:table-cell table:formula="of:=(RAND()*100)*-1" office:value-type="float" office:value="-98.2250937164162" calcext:value-type="float">
            <text:p>-98,23</text:p>
          </table:table-cell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table:formula="of:=RAND()*10000" office:value-type="float" office:value="1887.08393672838" calcext:value-type="float">
            <text:p>1.887</text:p>
          </table:table-cell>
          <table:table-cell office:value-type="string" calcext:value-type="string">
            <text:p>DEBITO EM CONTA</text:p>
          </table:table-cell>
          <table:table-cell table:formula="of:=(RAND()*100)*-1" office:value-type="float" office:value="-39.2327840912984" calcext:value-type="float">
            <text:p>-39,23</text:p>
          </table:table-cell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table:formula="of:=RAND()*10000" office:value-type="float" office:value="3164.85041664858" calcext:value-type="float">
            <text:p>3.165</text:p>
          </table:table-cell>
          <table:table-cell office:value-type="string" calcext:value-type="string">
            <text:p>DEBITO EM CONTA</text:p>
          </table:table-cell>
          <table:table-cell table:formula="of:=(RAND()*100)*-1" office:value-type="float" office:value="-26.6821279055941" calcext:value-type="float">
            <text:p>-26,68</text:p>
          </table:table-cell>
        </table:table-row>
        <table:table-row table:style-name="ro1">
          <table:table-cell office:value-type="date" office:date-value="2022-01-11" calcext:value-type="date">
            <text:p>11/01/22</text:p>
          </table:table-cell>
          <table:table-cell table:formula="of:=RAND()*10000" office:value-type="float" office:value="6516.08264041067" calcext:value-type="float">
            <text:p>6.516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811.209620519555" calcext:value-type="float">
            <text:p>-811,21</text:p>
          </table:table-cell>
        </table:table-row>
        <table:table-row table:style-name="ro1">
          <table:table-cell office:value-type="date" office:date-value="2022-01-12" calcext:value-type="date">
            <text:p>12/01/22</text:p>
          </table:table-cell>
          <table:table-cell table:formula="of:=RAND()*10000" office:value-type="float" office:value="7923.31267722646" calcext:value-type="float">
            <text:p>7.923</text:p>
          </table:table-cell>
          <table:table-cell office:value-type="string" calcext:value-type="string">
            <text:p>DEBITO EM CONTA</text:p>
          </table:table-cell>
          <table:table-cell table:formula="of:=(RAND()*100)*-1" office:value-type="float" office:value="-19.5316251263737" calcext:value-type="float">
            <text:p>-19,53</text:p>
          </table:table-cell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table:formula="of:=RAND()*10000" office:value-type="float" office:value="9784.34181088917" calcext:value-type="float">
            <text:p>9.784</text:p>
          </table:table-cell>
          <table:table-cell office:value-type="string" calcext:value-type="string">
            <text:p>DEBITO EM CONTA</text:p>
          </table:table-cell>
          <table:table-cell table:formula="of:=(RAND()*100)*-1" office:value-type="float" office:value="-48.731257681268" calcext:value-type="float">
            <text:p>-48,73</text:p>
          </table:table-cell>
        </table:table-row>
        <table:table-row table:style-name="ro1">
          <table:table-cell office:value-type="date" office:date-value="2022-01-14" calcext:value-type="date">
            <text:p>14/01/22</text:p>
          </table:table-cell>
          <table:table-cell table:formula="of:=RAND()*10000" office:value-type="float" office:value="378.727131172791" calcext:value-type="float">
            <text:p>379</text:p>
          </table:table-cell>
          <table:table-cell office:value-type="string" calcext:value-type="string">
            <text:p>DEBITO EM CONTA</text:p>
          </table:table-cell>
          <table:table-cell table:formula="of:=(RAND()*100)*-1" office:value-type="float" office:value="-64.7410817790049" calcext:value-type="float">
            <text:p>-64,74</text:p>
          </table:table-cell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table:formula="of:=RAND()*10000" office:value-type="float" office:value="1187.73034857978" calcext:value-type="float">
            <text:p>1.188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847.547950419937" calcext:value-type="float">
            <text:p>-847,55</text:p>
          </table:table-cell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table:formula="of:=RAND()*10000" office:value-type="float" office:value="8347.96885322013" calcext:value-type="float">
            <text:p>8.348</text:p>
          </table:table-cell>
          <table:table-cell office:value-type="string" calcext:value-type="string">
            <text:p>DEBITO EM CONTA</text:p>
          </table:table-cell>
          <table:table-cell table:formula="of:=(RAND()*100)*-1" office:value-type="float" office:value="-48.4537147666622" calcext:value-type="float">
            <text:p>-48,45</text:p>
          </table:table-cell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table:formula="of:=RAND()*10000" office:value-type="float" office:value="7552.76289426669" calcext:value-type="float">
            <text:p>7.553</text:p>
          </table:table-cell>
          <table:table-cell office:value-type="string" calcext:value-type="string">
            <text:p>DEBITO EM CONTA</text:p>
          </table:table-cell>
          <table:table-cell table:formula="of:=(RAND()*100)*-1" office:value-type="float" office:value="-34.9966200303837" calcext:value-type="float">
            <text:p>-35,00</text:p>
          </table:table-cell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table:formula="of:=RAND()*10000" office:value-type="float" office:value="2905.1387288859" calcext:value-type="float">
            <text:p>2.905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405.332310433949" calcext:value-type="float">
            <text:p>-405,33</text:p>
          </table:table-cell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table:formula="of:=RAND()*10000" office:value-type="float" office:value="9335.13810423647" calcext:value-type="float">
            <text:p>9.335</text:p>
          </table:table-cell>
          <table:table-cell office:value-type="string" calcext:value-type="string">
            <text:p>DEBITO EM CONTA</text:p>
          </table:table-cell>
          <table:table-cell table:formula="of:=(RAND()*100)*-1" office:value-type="float" office:value="-55.1125499539573" calcext:value-type="float">
            <text:p>-55,11</text:p>
          </table:table-cell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table:formula="of:=RAND()*10000" office:value-type="float" office:value="5337.32055763185" calcext:value-type="float">
            <text:p>5.337</text:p>
          </table:table-cell>
          <table:table-cell office:value-type="string" calcext:value-type="string">
            <text:p>DEBITO EM CONTA</text:p>
          </table:table-cell>
          <table:table-cell table:formula="of:=(RAND()*100)*-1" office:value-type="float" office:value="-91.8777786107837" calcext:value-type="float">
            <text:p>-91,88</text:p>
          </table:table-cell>
        </table:table-row>
        <table:table-row table:style-name="ro1">
          <table:table-cell office:value-type="date" office:date-value="2022-01-21" calcext:value-type="date">
            <text:p>21/01/22</text:p>
          </table:table-cell>
          <table:table-cell table:formula="of:=RAND()*10000" office:value-type="float" office:value="6981.70641189974" calcext:value-type="float">
            <text:p>6.982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332.820623312367" calcext:value-type="float">
            <text:p>-332,82</text:p>
          </table:table-cell>
        </table:table-row>
        <table:table-row table:style-name="ro1">
          <table:table-cell office:value-type="date" office:date-value="2022-01-22" calcext:value-type="date">
            <text:p>22/01/22</text:p>
          </table:table-cell>
          <table:table-cell table:formula="of:=RAND()*10000" office:value-type="float" office:value="2244.82929039464" calcext:value-type="float">
            <text:p>2.245</text:p>
          </table:table-cell>
          <table:table-cell office:value-type="string" calcext:value-type="string">
            <text:p>DEBITO EM CONTA</text:p>
          </table:table-cell>
          <table:table-cell table:formula="of:=(RAND()*100)*-1" office:value-type="float" office:value="-12.2829076363582" calcext:value-type="float">
            <text:p>-12,28</text:p>
          </table:table-cell>
        </table:table-row>
        <table:table-row table:style-name="ro1">
          <table:table-cell office:value-type="date" office:date-value="2022-01-23" calcext:value-type="date">
            <text:p>23/01/22</text:p>
          </table:table-cell>
          <table:table-cell table:formula="of:=RAND()*10000" office:value-type="float" office:value="6590.94131346543" calcext:value-type="float">
            <text:p>6.591</text:p>
          </table:table-cell>
          <table:table-cell office:value-type="string" calcext:value-type="string">
            <text:p>DEBITO EM CONTA</text:p>
          </table:table-cell>
          <table:table-cell table:formula="of:=(RAND()*100)*-1" office:value-type="float" office:value="-10.584903011871" calcext:value-type="float">
            <text:p>-10,58</text:p>
          </table:table-cell>
        </table:table-row>
        <table:table-row table:style-name="ro1">
          <table:table-cell office:value-type="date" office:date-value="2022-01-24" calcext:value-type="date">
            <text:p>24/01/22</text:p>
          </table:table-cell>
          <table:table-cell table:formula="of:=RAND()*10000" office:value-type="float" office:value="440.999741666171" calcext:value-type="float">
            <text:p>441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633.474625884557" calcext:value-type="float">
            <text:p>-633,47</text:p>
          </table:table-cell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table:formula="of:=RAND()*10000" office:value-type="float" office:value="3064.66952719347" calcext:value-type="float">
            <text:p>3.065</text:p>
          </table:table-cell>
          <table:table-cell office:value-type="string" calcext:value-type="string">
            <text:p>DEBITO EM CONTA</text:p>
          </table:table-cell>
          <table:table-cell table:formula="of:=(RAND()*100)*-1" office:value-type="float" office:value="-90.4308246271866" calcext:value-type="float">
            <text:p>-90,43</text:p>
          </table:table-cell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table:formula="of:=RAND()*10000" office:value-type="float" office:value="8820.47318604567" calcext:value-type="float">
            <text:p>8.820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724.268548733281" calcext:value-type="float">
            <text:p>-724,27</text:p>
          </table:table-cell>
        </table:table-row>
        <table:table-row table:style-name="ro1">
          <table:table-cell office:value-type="date" office:date-value="2022-01-27" calcext:value-type="date">
            <text:p>27/01/22</text:p>
          </table:table-cell>
          <table:table-cell table:formula="of:=RAND()*10000" office:value-type="float" office:value="345.993103729429" calcext:value-type="float">
            <text:p>346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954.230521588167" calcext:value-type="float">
            <text:p>-954,23</text:p>
          </table:table-cell>
        </table:table-row>
        <table:table-row table:style-name="ro1">
          <table:table-cell office:value-type="date" office:date-value="2022-01-28" calcext:value-type="date">
            <text:p>28/01/22</text:p>
          </table:table-cell>
          <table:table-cell table:formula="of:=RAND()*10000" office:value-type="float" office:value="6898.50602005301" calcext:value-type="float">
            <text:p>6.899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454.765542086871" calcext:value-type="float">
            <text:p>-454,77</text:p>
          </table:table-cell>
        </table:table-row>
        <table:table-row table:style-name="ro1">
          <table:table-cell office:value-type="date" office:date-value="2022-01-29" calcext:value-type="date">
            <text:p>29/01/22</text:p>
          </table:table-cell>
          <table:table-cell table:formula="of:=RAND()*10000" office:value-type="float" office:value="4633.61542575438" calcext:value-type="float">
            <text:p>4.634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728.26750433382" calcext:value-type="float">
            <text:p>-728,27</text:p>
          </table:table-cell>
        </table:table-row>
        <table:table-row table:style-name="ro1">
          <table:table-cell office:value-type="date" office:date-value="2022-01-30" calcext:value-type="date">
            <text:p>30/01/22</text:p>
          </table:table-cell>
          <table:table-cell table:formula="of:=RAND()*10000" office:value-type="float" office:value="3522.45826030068" calcext:value-type="float">
            <text:p>3.522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965.1568809576" calcext:value-type="float">
            <text:p>-965,16</text:p>
          </table:table-cell>
        </table:table-row>
        <table:table-row table:style-name="ro1">
          <table:table-cell office:value-type="date" office:date-value="2022-01-31" calcext:value-type="date">
            <text:p>31/01/22</text:p>
          </table:table-cell>
          <table:table-cell table:formula="of:=RAND()*10000" office:value-type="float" office:value="2897.83382497046" calcext:value-type="float">
            <text:p>2.898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469.692343244758" calcext:value-type="float">
            <text:p>-469,69</text:p>
          </table:table-cell>
        </table:table-row>
        <table:table-row table:style-name="ro1">
          <table:table-cell office:value-type="date" office:date-value="2022-02-01" calcext:value-type="date">
            <text:p>01/02/22</text:p>
          </table:table-cell>
          <table:table-cell table:formula="of:=RAND()*10000" office:value-type="float" office:value="2240.40867588976" calcext:value-type="float">
            <text:p>2.240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755.302050061399" calcext:value-type="float">
            <text:p>-755,30</text:p>
          </table:table-cell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table:formula="of:=RAND()*10000" office:value-type="float" office:value="4852.39959716754" calcext:value-type="float">
            <text:p>4.852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133.516108589348" calcext:value-type="float">
            <text:p>-133,52</text:p>
          </table:table-cell>
        </table:table-row>
        <table:table-row table:style-name="ro1">
          <table:table-cell office:value-type="date" office:date-value="2022-02-03" calcext:value-type="date">
            <text:p>03/02/22</text:p>
          </table:table-cell>
          <table:table-cell table:formula="of:=RAND()*10000" office:value-type="float" office:value="4616.41748879365" calcext:value-type="float">
            <text:p>4.616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554.155867362915" calcext:value-type="float">
            <text:p>-554,16</text:p>
          </table:table-cell>
        </table:table-row>
        <table:table-row table:style-name="ro1">
          <table:table-cell office:value-type="date" office:date-value="2022-02-04" calcext:value-type="date">
            <text:p>04/02/22</text:p>
          </table:table-cell>
          <table:table-cell table:formula="of:=RAND()*10000" office:value-type="float" office:value="1385.188761945" calcext:value-type="float">
            <text:p>1.385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651.537451378365" calcext:value-type="float">
            <text:p>-651,54</text:p>
          </table:table-cell>
        </table:table-row>
        <table:table-row table:style-name="ro1">
          <table:table-cell office:value-type="date" office:date-value="2022-02-05" calcext:value-type="date">
            <text:p>05/02/22</text:p>
          </table:table-cell>
          <table:table-cell table:formula="of:=RAND()*10000" office:value-type="float" office:value="4531.2951397265" calcext:value-type="float">
            <text:p>4.531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443.259913940325" calcext:value-type="float">
            <text:p>-443,26</text:p>
          </table:table-cell>
        </table:table-row>
        <table:table-row table:style-name="ro1">
          <table:table-cell office:value-type="date" office:date-value="2022-02-06" calcext:value-type="date">
            <text:p>06/02/22</text:p>
          </table:table-cell>
          <table:table-cell table:formula="of:=RAND()*10000" office:value-type="float" office:value="1159.12746349723" calcext:value-type="float">
            <text:p>1.159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354.379714422719" calcext:value-type="float">
            <text:p>-354,38</text:p>
          </table:table-cell>
        </table:table-row>
        <table:table-row table:style-name="ro1">
          <table:table-cell office:value-type="date" office:date-value="2022-02-07" calcext:value-type="date">
            <text:p>07/02/22</text:p>
          </table:table-cell>
          <table:table-cell table:formula="of:=RAND()*10000" office:value-type="float" office:value="2711.85266049161" calcext:value-type="float">
            <text:p>2.712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743.809189055812" calcext:value-type="float">
            <text:p>-743,81</text:p>
          </table:table-cell>
        </table:table-row>
        <table:table-row table:style-name="ro1">
          <table:table-cell office:value-type="date" office:date-value="2022-02-08" calcext:value-type="date">
            <text:p>08/02/22</text:p>
          </table:table-cell>
          <table:table-cell table:formula="of:=RAND()*10000" office:value-type="float" office:value="3904.46152647333" calcext:value-type="float">
            <text:p>3.904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575.757948648024" calcext:value-type="float">
            <text:p>-575,76</text:p>
          </table:table-cell>
        </table:table-row>
        <table:table-row table:style-name="ro1">
          <table:table-cell office:value-type="date" office:date-value="2022-02-09" calcext:value-type="date">
            <text:p>09/02/22</text:p>
          </table:table-cell>
          <table:table-cell table:formula="of:=RAND()*10000" office:value-type="float" office:value="1902.23403584812" calcext:value-type="float">
            <text:p>1.902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226.128316420568" calcext:value-type="float">
            <text:p>-226,13</text:p>
          </table:table-cell>
        </table:table-row>
        <table:table-row table:style-name="ro1">
          <table:table-cell office:value-type="date" office:date-value="2022-02-10" calcext:value-type="date">
            <text:p>10/02/22</text:p>
          </table:table-cell>
          <table:table-cell table:formula="of:=RAND()*10000" office:value-type="float" office:value="1968.1061854618" calcext:value-type="float">
            <text:p>1.968</text:p>
          </table:table-cell>
          <table:table-cell office:value-type="string" calcext:value-type="string">
            <text:p>DEBITO EM CONTA</text:p>
          </table:table-cell>
          <table:table-cell table:formula="of:=(RAND()*1000)*-1" office:value-type="float" office:value="-16.5859561183303" calcext:value-type="float">
            <text:p>-16,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8:28:04.983889006</meta:creation-date>
    <dc:date>2021-10-05T18:33:18.338614448</dc:date>
    <meta:editing-duration>PT5M13S</meta:editing-duration>
    <meta:editing-cycles>1</meta:editing-cycles>
    <meta:document-statistic meta:table-count="1" meta:cell-count="168" meta:object-count="0"/>
    <meta:generator>LibreOffice/6.4.7.2$Linux_X86_64 LibreOffice_project/40$Build-2</meta:generator>
  </office:meta>
</office:document-meta>
</file>